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56bc" style:font-weight-asian="bold" style:font-weight-complex="bold"/>
    </style:style>
    <style:style style:name="T3" style:family="text">
      <style:text-properties officeooo:rsid="001256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)</text:span> 0 <text:s/><text:span text:style-name="T2">I</text:span><text:span text:style-name="T1">nt (Entero)</text:span></text:p>
      <text:p text:style-name="Standard"><text:span text:style-name="T1">b)</text:span> -90.234 <text:span text:style-name="T2">F</text:span><text:span text:style-name="T1">loat o </text:span><text:span text:style-name="T2">D</text:span><text:span text:style-name="T1">ouble (Real)</text:span><text:tab/><text:tab/></text:p>
      <text:p text:style-name="Standard"><text:span text:style-name="T1">c)</text:span> -90<text:span text:style-name="T1"> </text:span><text:span text:style-name="T2">I</text:span><text:span text:style-name="T1">nt (Entero)</text:span><text:tab/></text:p>
      <text:p text:style-name="Standard"><text:span text:style-name="T1">d)</text:span> -90.0 <text:span text:style-name="T2">F</text:span><text:span text:style-name="T1">loat o </text:span><text:span text:style-name="T2">D</text:span><text:span text:style-name="T1">ouble (Real)</text:span></text:p>
      <text:p text:style-name="Standard"><text:span text:style-name="T1">e)</text:span> 'A' <text:span text:style-name="T2">C</text:span><text:span text:style-name="T1">hart (Caracter)</text:span><text:tab/></text:p>
      <text:p text:style-name="Standard"><text:span text:style-name="T1">f)</text:span> "Casablanca" <text:s/><text:span text:style-name="T2">S</text:span><text:span text:style-name="T1">tring (Cadena)</text:span></text:p>
      <text:p text:style-name="Standard"><text:span text:style-name="T1">g)</text:span> false <text:span text:style-name="T2">B</text:span><text:span text:style-name="T1">oolean (Booleano)</text:span><text:tab/></text:p>
      <text:p text:style-name="Standard"><text:span text:style-name="T1">h)</text:span> "false" <text:span text:style-name="T2">S</text:span><text:span text:style-name="T1">tring (Cadena)</text:span></text:p>
      <text:p text:style-name="Standard"><text:span text:style-name="T1">i)</text:span> "-90" <text:span text:style-name="T2">S</text:span><text:span text:style-name="T1">tring (Cadena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4T12:02:51.576000000</meta:creation-date>
    <dc:date>2022-12-04T12:08:16.622000000</dc:date>
    <meta:editing-duration>PT5M25S</meta:editing-duration>
    <meta:editing-cycles>1</meta:editing-cycles>
    <meta:document-statistic meta:table-count="0" meta:image-count="0" meta:object-count="0" meta:page-count="1" meta:paragraph-count="9" meta:word-count="40" meta:character-count="236" meta:non-whitespace-character-count="198"/>
    <meta:generator>LibreOffice/7.2.7.2$Windows_X86_64 LibreOffice_project/8d71d29d553c0f7dcbfa38fbfda25ee34cce99a2</meta:generator>
  </office:meta>
</office:document-meta>
</file>